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d1747" officeooo:paragraph-rsid="001d1747"/>
    </style:style>
    <style:style style:name="P2" style:family="paragraph" style:parent-style-name="Text_20_body">
      <style:text-properties officeooo:rsid="001d309d" officeooo:paragraph-rsid="001d309d"/>
    </style:style>
    <style:style style:name="P3" style:family="paragraph" style:parent-style-name="Text_20_body">
      <style:text-properties officeooo:rsid="001d309d" officeooo:paragraph-rsid="0020e8bf"/>
    </style:style>
    <style:style style:name="P4" style:family="paragraph" style:parent-style-name="Text_20_body">
      <style:text-properties officeooo:rsid="001f6afa" officeooo:paragraph-rsid="0020e8bf"/>
    </style:style>
    <style:style style:name="P5" style:family="paragraph" style:parent-style-name="Text_20_body">
      <style:text-properties officeooo:rsid="001fd0bc" officeooo:paragraph-rsid="001fd0bc"/>
    </style:style>
    <style:style style:name="P6" style:family="paragraph" style:parent-style-name="Text_20_body">
      <style:text-properties officeooo:rsid="0024f52a" officeooo:paragraph-rsid="0024f52a"/>
    </style:style>
    <style:style style:name="P7" style:family="paragraph" style:parent-style-name="Text_20_body">
      <style:text-properties style:text-line-through-style="solid" officeooo:rsid="0024f52a" officeooo:paragraph-rsid="0024f52a"/>
    </style:style>
    <style:style style:name="P8" style:family="paragraph" style:parent-style-name="Text_20_body">
      <style:text-properties style:text-line-through-style="solid" officeooo:rsid="0026bc3a" officeooo:paragraph-rsid="0026bc3a"/>
    </style:style>
    <style:style style:name="P9" style:family="paragraph" style:parent-style-name="Text_20_body">
      <style:text-properties style:text-line-through-style="none" officeooo:rsid="00286430" officeooo:paragraph-rsid="00286430"/>
    </style:style>
    <style:style style:name="P10" style:family="paragraph" style:parent-style-name="Text_20_body">
      <style:text-properties style:text-line-through-style="none" officeooo:rsid="00288b81" officeooo:paragraph-rsid="00288b81"/>
    </style:style>
    <style:style style:name="P11" style:family="paragraph" style:parent-style-name="Text_20_body">
      <style:text-properties officeooo:rsid="00288b81" officeooo:paragraph-rsid="00288b81"/>
    </style:style>
    <style:style style:name="P12" style:family="paragraph" style:parent-style-name="Text_20_body">
      <style:text-properties officeooo:rsid="0028e619" officeooo:paragraph-rsid="0028e619"/>
    </style:style>
    <style:style style:name="P13" style:family="paragraph" style:parent-style-name="Text_20_body">
      <style:text-properties officeooo:rsid="002b8e49" officeooo:paragraph-rsid="002b8e49"/>
    </style:style>
    <style:style style:name="P14" style:family="paragraph" style:parent-style-name="Text_20_body">
      <style:text-properties officeooo:rsid="002fd5b2" officeooo:paragraph-rsid="002fd5b2"/>
    </style:style>
    <style:style style:name="P15" style:family="paragraph" style:parent-style-name="Preformatted_20_Text">
      <style:text-properties officeooo:rsid="00288b81" officeooo:paragraph-rsid="00288b81"/>
    </style:style>
    <style:style style:name="P16" style:family="paragraph" style:parent-style-name="Standard">
      <style:text-properties fo:color="#008000" style:font-name="Consolas" fo:font-size="9.5pt" officeooo:paragraph-rsid="0034361f" style:font-size-asian="9.5pt"/>
    </style:style>
    <style:style style:name="P17" style:family="paragraph" style:parent-style-name="Standard">
      <style:text-properties fo:color="#008000" style:font-name="Consolas" fo:font-size="9.5pt" fo:font-weight="bold" officeooo:rsid="0034361f" officeooo:paragraph-rsid="0034361f" style:font-size-asian="9.5pt" style:font-weight-asian="bold" style:font-weight-complex="bold"/>
    </style:style>
    <style:style style:name="P18" style:family="paragraph" style:parent-style-name="Standard" style:list-style-name="L7">
      <style:text-properties officeooo:paragraph-rsid="00373d40"/>
    </style:style>
    <style:style style:name="P19" style:family="paragraph" style:parent-style-name="Standard" style:list-style-name="L7">
      <style:text-properties officeooo:paragraph-rsid="003ae55e"/>
    </style:style>
    <style:style style:name="P20" style:family="paragraph" style:parent-style-name="Standard" style:list-style-name="L7">
      <style:text-properties officeooo:rsid="002b8e49" officeooo:paragraph-rsid="002c7860"/>
    </style:style>
    <style:style style:name="P21" style:family="paragraph" style:parent-style-name="Standard" style:list-style-name="L7">
      <style:text-properties officeooo:rsid="002b8e49" officeooo:paragraph-rsid="00354cec"/>
    </style:style>
    <style:style style:name="P22" style:family="paragraph" style:parent-style-name="Standard" style:list-style-name="L7">
      <style:text-properties officeooo:rsid="002b8e49" officeooo:paragraph-rsid="003ae55e"/>
    </style:style>
    <style:style style:name="P23" style:family="paragraph" style:parent-style-name="Standard" style:list-style-name="L7">
      <style:text-properties officeooo:rsid="002fd5b2" officeooo:paragraph-rsid="00354cec"/>
    </style:style>
    <style:style style:name="P24" style:family="paragraph" style:parent-style-name="Standard" style:list-style-name="L7">
      <style:text-properties officeooo:rsid="002fd5b2" officeooo:paragraph-rsid="0038babe"/>
    </style:style>
    <style:style style:name="P25" style:family="paragraph" style:parent-style-name="Standard" style:list-style-name="L9">
      <style:text-properties officeooo:rsid="002fd5b2" officeooo:paragraph-rsid="003b5096"/>
    </style:style>
    <style:style style:name="P26" style:family="paragraph" style:parent-style-name="Standard" style:list-style-name="L9">
      <style:text-properties officeooo:rsid="002fd5b2" officeooo:paragraph-rsid="003cde8e"/>
    </style:style>
    <style:style style:name="P27" style:family="paragraph" style:parent-style-name="Standard" style:list-style-name="L7">
      <style:text-properties fo:color="#000000" style:font-name="Consolas" fo:font-size="9.5pt" officeooo:rsid="002c7860" officeooo:paragraph-rsid="002c7860" style:font-size-asian="9.5pt"/>
    </style:style>
    <style:style style:name="P28" style:family="paragraph" style:parent-style-name="Standard">
      <style:text-properties officeooo:paragraph-rsid="0034361f"/>
    </style:style>
    <style:style style:name="P29" style:family="paragraph" style:parent-style-name="Standard">
      <style:text-properties fo:font-weight="bold" officeooo:rsid="0034361f" officeooo:paragraph-rsid="0034361f" style:font-weight-asian="bold" style:font-weight-complex="bold"/>
    </style:style>
    <style:style style:name="P30" style:family="paragraph" style:parent-style-name="Standard">
      <style:text-properties officeooo:rsid="001d309d" officeooo:paragraph-rsid="0034361f"/>
    </style:style>
    <style:style style:name="P31" style:family="paragraph" style:parent-style-name="Standard" style:list-style-name="L9">
      <style:text-properties officeooo:rsid="003e61f5" officeooo:paragraph-rsid="003e61f5"/>
    </style:style>
    <style:style style:name="P32" style:family="paragraph" style:parent-style-name="Heading_20_1">
      <style:text-properties officeooo:rsid="001d309d" officeooo:paragraph-rsid="001d309d"/>
    </style:style>
    <style:style style:name="P33" style:family="paragraph" style:parent-style-name="Heading_20_1">
      <style:text-properties officeooo:rsid="0028e619" officeooo:paragraph-rsid="0028e619"/>
    </style:style>
    <style:style style:name="P34" style:family="paragraph" style:parent-style-name="Heading_20_2">
      <style:text-properties officeooo:rsid="001d1747" officeooo:paragraph-rsid="001d1747"/>
    </style:style>
    <style:style style:name="P35" style:family="paragraph" style:parent-style-name="Heading_20_2">
      <style:text-properties officeooo:rsid="001d309d" officeooo:paragraph-rsid="001d309d"/>
    </style:style>
    <style:style style:name="P36" style:family="paragraph" style:parent-style-name="Heading_20_2" style:list-style-name="">
      <style:text-properties officeooo:rsid="001d309d" officeooo:paragraph-rsid="0034361f"/>
    </style:style>
    <style:style style:name="P37" style:family="paragraph" style:parent-style-name="Heading_20_2">
      <style:text-properties officeooo:rsid="0028e619" officeooo:paragraph-rsid="0028e619"/>
    </style:style>
    <style:style style:name="P38" style:family="paragraph" style:parent-style-name="Heading_20_2">
      <style:paragraph-properties fo:break-before="page"/>
      <style:text-properties officeooo:rsid="001d309d" officeooo:paragraph-rsid="0034361f"/>
    </style:style>
    <style:style style:name="P39" style:family="paragraph" style:parent-style-name="Title" style:master-page-name="Standard">
      <style:paragraph-properties style:page-number="auto"/>
    </style:style>
    <style:style style:name="P40" style:family="paragraph" style:parent-style-name="Heading_20_3">
      <style:text-properties officeooo:rsid="001d309d"/>
    </style:style>
    <style:style style:name="P41" style:family="paragraph" style:parent-style-name="Heading_20_3">
      <style:text-properties officeooo:rsid="001d309d" officeooo:paragraph-rsid="001d309d"/>
    </style:style>
    <style:style style:name="P42" style:family="paragraph" style:parent-style-name="Heading_20_3">
      <style:text-properties officeooo:rsid="002b8e49" officeooo:paragraph-rsid="002b8e49"/>
    </style:style>
    <style:style style:name="P43" style:family="paragraph" style:parent-style-name="Heading_20_3">
      <style:text-properties officeooo:rsid="0024f52a" officeooo:paragraph-rsid="0024f52a"/>
    </style:style>
    <style:style style:name="P44" style:family="paragraph" style:parent-style-name="Heading_20_3">
      <style:text-properties officeooo:rsid="0028e619" officeooo:paragraph-rsid="0028e619"/>
    </style:style>
    <style:style style:name="P45" style:family="paragraph" style:parent-style-name="Heading_20_3">
      <style:text-properties officeooo:paragraph-rsid="0034361f"/>
    </style:style>
    <style:style style:name="P46" style:family="paragraph" style:parent-style-name="Text_20_body" style:list-style-name="L1">
      <style:text-properties officeooo:rsid="001d309d" officeooo:paragraph-rsid="001fd0bc"/>
    </style:style>
    <style:style style:name="P47" style:family="paragraph" style:parent-style-name="Text_20_body" style:list-style-name="L2">
      <style:text-properties officeooo:rsid="001d309d" officeooo:paragraph-rsid="001d309d"/>
    </style:style>
    <style:style style:name="P48" style:family="paragraph" style:parent-style-name="Text_20_body" style:list-style-name="L2">
      <style:text-properties officeooo:rsid="001d309d" officeooo:paragraph-rsid="001dc3e0"/>
    </style:style>
    <style:style style:name="P49" style:family="paragraph" style:parent-style-name="Text_20_body" style:list-style-name="L3">
      <style:text-properties officeooo:rsid="001d309d" officeooo:paragraph-rsid="001d309d"/>
    </style:style>
    <style:style style:name="P50" style:family="paragraph" style:parent-style-name="Text_20_body" style:list-style-name="L4">
      <style:text-properties officeooo:rsid="001d309d" officeooo:paragraph-rsid="001d309d"/>
    </style:style>
    <style:style style:name="P51" style:family="paragraph" style:parent-style-name="Text_20_body" style:list-style-name="L1">
      <style:text-properties officeooo:rsid="002a449a" officeooo:paragraph-rsid="002a449a"/>
    </style:style>
    <style:style style:name="P52" style:family="paragraph" style:parent-style-name="Text_20_body" style:list-style-name="L1">
      <style:text-properties officeooo:rsid="001ee265" officeooo:paragraph-rsid="001fd0bc"/>
    </style:style>
    <style:style style:name="P53" style:family="paragraph" style:parent-style-name="Text_20_body" style:list-style-name="L5"/>
    <style:style style:name="P54" style:family="paragraph" style:parent-style-name="Text_20_body" style:list-style-name="L5">
      <style:text-properties officeooo:paragraph-rsid="001d309d"/>
    </style:style>
    <style:style style:name="P55" style:family="paragraph" style:parent-style-name="Text_20_body" style:list-style-name="L5">
      <style:text-properties officeooo:rsid="002369b8" officeooo:paragraph-rsid="002369b8"/>
    </style:style>
    <style:style style:name="P56" style:family="paragraph" style:parent-style-name="Text_20_body" style:list-style-name="L6">
      <style:text-properties officeooo:paragraph-rsid="001d483d"/>
    </style:style>
    <style:style style:name="P57" style:family="paragraph" style:parent-style-name="Text_20_body" style:list-style-name="L6">
      <style:text-properties officeooo:rsid="001d483d" officeooo:paragraph-rsid="001d483d"/>
    </style:style>
    <style:style style:name="P58" style:family="paragraph" style:parent-style-name="Text_20_body" style:list-style-name="L8">
      <style:text-properties officeooo:rsid="002fd5b2" officeooo:paragraph-rsid="002fd5b2"/>
    </style:style>
    <style:style style:name="P59" style:family="paragraph" style:parent-style-name="Text_20_body">
      <style:text-properties officeooo:rsid="002fd5b2" officeooo:paragraph-rsid="002fd5b2"/>
    </style:style>
    <style:style style:name="P60" style:family="paragraph" style:parent-style-name="Text_20_body">
      <style:text-properties fo:font-weight="bold" officeooo:rsid="0031b945" officeooo:paragraph-rsid="0031b945" style:font-weight-asian="bold" style:font-weight-complex="bold"/>
    </style:style>
    <style:style style:name="P61" style:family="paragraph" style:parent-style-name="Text_20_body">
      <style:text-properties fo:font-weight="bold" officeooo:rsid="003354ee" officeooo:paragraph-rsid="003354ee" style:font-weight-asian="bold" style:font-weight-complex="bold"/>
    </style:style>
    <style:style style:name="P62" style:family="paragraph" style:parent-style-name="Text_20_body">
      <style:text-properties fo:font-weight="bold" officeooo:rsid="0034361f" officeooo:paragraph-rsid="0034361f" style:font-weight-asian="bold" style:font-weight-complex="bold"/>
    </style:style>
    <style:style style:name="P63" style:family="paragraph" style:parent-style-name="Text_20_body">
      <style:text-properties fo:font-weight="bold" officeooo:rsid="0028e619" officeooo:paragraph-rsid="0038babe" style:font-weight-asian="bold" style:font-weight-complex="bold"/>
    </style:style>
    <style:style style:name="P64" style:family="paragraph" style:parent-style-name="Text_20_body">
      <style:text-properties fo:font-weight="bold" officeooo:rsid="0038babe" officeooo:paragraph-rsid="0038babe" style:font-weight-asian="bold" style:font-weight-complex="bold"/>
    </style:style>
    <style:style style:name="P65" style:family="paragraph" style:parent-style-name="Text_20_body">
      <style:text-properties officeooo:rsid="0028e619" officeooo:paragraph-rsid="0028e619"/>
    </style:style>
    <style:style style:name="P66" style:family="paragraph" style:parent-style-name="Text_20_body">
      <style:text-properties officeooo:rsid="0039ea54" officeooo:paragraph-rsid="0039ea54"/>
    </style:style>
    <style:style style:name="T1" style:family="text">
      <style:text-properties officeooo:rsid="001d309d"/>
    </style:style>
    <style:style style:name="T2" style:family="text">
      <style:text-properties officeooo:rsid="001fd0bc"/>
    </style:style>
    <style:style style:name="T3" style:family="text">
      <style:text-properties fo:color="#0000ff"/>
    </style:style>
    <style:style style:name="T4" style:family="text">
      <style:text-properties fo:color="#0000ff" style:font-name="Consolas" fo:font-size="9.5pt" style:font-size-asian="9.5pt"/>
    </style:style>
    <style:style style:name="T5" style:family="text">
      <style:text-properties fo:color="#0000ff" style:font-name="Consolas" fo:font-size="9.5pt" fo:font-weight="bold" officeooo:rsid="0034361f" style:font-size-asian="9.5pt" style:font-weight-asian="bold" style:font-weight-complex="bold"/>
    </style:style>
    <style:style style:name="T6" style:family="text">
      <style:text-properties fo:color="#800000"/>
    </style:style>
    <style:style style:name="T7" style:family="text">
      <style:text-properties fo:color="#800000" style:font-name="Consolas" fo:font-size="9.5pt" style:font-size-asian="9.5pt"/>
    </style:style>
    <style:style style:name="T8" style:family="text">
      <style:text-properties fo:color="#800000" style:font-name="Consolas" fo:font-size="9.5pt" officeooo:rsid="002b8e49" style:font-size-asian="9.5pt"/>
    </style:style>
    <style:style style:name="T9" style:family="text">
      <style:text-properties fo:color="#800000" style:font-name="Consolas" fo:font-size="9.5pt" officeooo:rsid="002c7860" style:font-size-asian="9.5pt"/>
    </style:style>
    <style:style style:name="T10" style:family="text">
      <style:text-properties fo:color="#800000" style:font-name="Consolas" fo:font-size="9.5pt" officeooo:rsid="00354cec" style:font-size-asian="9.5pt"/>
    </style:style>
    <style:style style:name="T11" style:family="text">
      <style:text-properties fo:color="#800000" style:font-name="Consolas" fo:font-size="9.5pt" officeooo:rsid="00373d40" style:font-size-asian="9.5pt"/>
    </style:style>
    <style:style style:name="T12" style:family="text">
      <style:text-properties fo:color="#800000" style:font-name="Consolas" fo:font-size="9.5pt" officeooo:rsid="0038babe" style:font-size-asian="9.5pt"/>
    </style:style>
    <style:style style:name="T13" style:family="text">
      <style:text-properties fo:color="#800000" style:font-name="Consolas" fo:font-size="9.5pt" officeooo:rsid="003b5096" style:font-size-asian="9.5pt"/>
    </style:style>
    <style:style style:name="T14" style:family="text">
      <style:text-properties fo:color="#800000" style:font-name="Consolas" fo:font-size="9.5pt" officeooo:rsid="003cde8e" style:font-size-asian="9.5pt"/>
    </style:style>
    <style:style style:name="T15" style:family="text">
      <style:text-properties fo:color="#800000" style:font-name="Consolas" fo:font-size="9.5pt" fo:font-weight="bold" officeooo:rsid="0034361f" style:font-size-asian="9.5pt" style:font-weight-asian="bold" style:font-weight-complex="bold"/>
    </style:style>
    <style:style style:name="T16" style:family="text">
      <style:text-properties fo:color="#000000"/>
    </style:style>
    <style:style style:name="T17" style:family="text">
      <style:text-properties fo:color="#000000" style:font-name="Consolas" fo:font-size="9.5pt" style:font-size-asian="9.5pt"/>
    </style:style>
    <style:style style:name="T18" style:family="text">
      <style:text-properties fo:color="#000000" style:font-name="Consolas" fo:font-size="9.5pt" officeooo:rsid="002b60ad" style:font-size-asian="9.5pt"/>
    </style:style>
    <style:style style:name="T19" style:family="text">
      <style:text-properties fo:color="#000000" style:font-name="Consolas" fo:font-size="9.5pt" officeooo:rsid="002b8e49" style:font-size-asian="9.5pt"/>
    </style:style>
    <style:style style:name="T20" style:family="text">
      <style:text-properties fo:color="#000000" style:font-name="Consolas" fo:font-size="9.5pt" officeooo:rsid="002c7860" style:font-size-asian="9.5pt"/>
    </style:style>
    <style:style style:name="T21" style:family="text">
      <style:text-properties fo:color="#000000" style:font-name="Consolas" fo:font-size="9.5pt" officeooo:rsid="002ded70" style:font-size-asian="9.5pt"/>
    </style:style>
    <style:style style:name="T22" style:family="text">
      <style:text-properties fo:color="#000000" style:font-name="Consolas" fo:font-size="9.5pt" officeooo:rsid="00354cec" style:font-size-asian="9.5pt"/>
    </style:style>
    <style:style style:name="T23" style:family="text">
      <style:text-properties fo:color="#000000" style:font-name="Consolas" fo:font-size="9.5pt" officeooo:rsid="003b5096" style:font-size-asian="9.5pt"/>
    </style:style>
    <style:style style:name="T24" style:family="text">
      <style:text-properties fo:color="#000000" style:font-name="Consolas" fo:font-size="9.5pt" officeooo:rsid="003cde8e" style:font-size-asian="9.5pt"/>
    </style:style>
    <style:style style:name="T25" style:family="text">
      <style:text-properties fo:color="#000000" style:font-name="Consolas" fo:font-size="9.5pt" officeooo:rsid="003cfe70" style:font-size-asian="9.5pt"/>
    </style:style>
    <style:style style:name="T26" style:family="text">
      <style:text-properties fo:color="#000000" style:font-name="Consolas" fo:font-size="9.5pt" fo:font-weight="bold" officeooo:rsid="0034361f" style:font-size-asian="9.5pt" style:font-weight-asian="bold" style:font-weight-complex="bold"/>
    </style:style>
    <style:style style:name="T27" style:family="text">
      <style:text-properties fo:color="#008000" style:font-name="Consolas" fo:font-size="9.5pt" style:font-size-asian="9.5pt"/>
    </style:style>
    <style:style style:name="T28" style:family="text">
      <style:text-properties fo:color="#008000" style:font-name="Consolas" fo:font-size="9.5pt" fo:font-weight="bold" officeooo:rsid="0034361f" style:font-size-asian="9.5pt" style:font-weight-asian="bold" style:font-weight-complex="bold"/>
    </style:style>
    <style:style style:name="T29" style:family="text">
      <style:text-properties officeooo:rsid="0020e8bf"/>
    </style:style>
    <style:style style:name="T30" style:family="text">
      <style:text-properties officeooo:rsid="00221e19"/>
    </style:style>
    <style:style style:name="T31" style:family="text">
      <style:text-properties officeooo:rsid="002a449a"/>
    </style:style>
    <style:style style:name="T32" style:family="text">
      <style:text-properties officeooo:rsid="002b8e49"/>
    </style:style>
    <style:style style:name="T33" style:family="text">
      <style:text-properties officeooo:rsid="0031b945"/>
    </style:style>
    <style:style style:name="T34" style:family="text">
      <style:text-properties officeooo:rsid="0034361f"/>
    </style:style>
    <style:style style:name="T35" style:family="text">
      <style:text-properties officeooo:rsid="001d483d"/>
    </style:style>
    <style:style style:name="T36" style:family="text">
      <style:text-properties officeooo:rsid="0038babe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38babe" style:font-weight-asian="normal" style:font-weight-complex="normal"/>
    </style:style>
    <style:style style:name="T39" style:family="text">
      <style:text-properties fo:font-weight="normal" officeooo:rsid="00399765" style:font-weight-asian="normal" style:font-weight-complex="normal"/>
    </style:style>
    <style:style style:name="T40" style:family="text">
      <style:text-properties fo:font-weight="normal" officeooo:rsid="0039ea54" style:font-weight-asian="normal" style:font-weight-complex="normal"/>
    </style:style>
    <style:style style:name="T41" style:family="text">
      <style:text-properties officeooo:rsid="003b7b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Xmas Lights Controller</text:p>
      <text:h text:style-name="P32" text:outline-level="1">Hardware</text:h>
      <text:h text:style-name="P34" text:outline-level="2">Power Supply</text:h>
      <text:p text:style-name="P1">A 5m string of 5050 LEDs <text:span text:style-name="T29">(300 RGB LEDs)</text:span> requires <text:span text:style-name="T29">(continuous) R=0.9A, G=0.7A, B=0.6A.</text:span></text:p>
      <text:p text:style-name="P1"/>
      <text:p text:style-name="P1">The intended power supply is a PC ATX, supplying both 12V and 5V. In this case. The LDO1 and C11 should be omitted; they are only required if a single supply at 12V is to be used.</text:p>
      <text:p text:style-name="P1"/>
      <text:h text:style-name="P32" text:outline-level="1">Firmware</text:h>
      <text:h text:style-name="P35" text:outline-level="2">Functional Description</text:h>
      <text:h text:style-name="P40" text:outline-level="3">Inputs and LFO</text:h>
      <text:h text:style-name="P41" text:outline-level="3"><text:span text:style-name="T1">T</text:span>rigger/Gate Mask</text:h>
      <text:h text:style-name="P36" text:outline-level="2"/>
      <text:h text:style-name="P38" text:outline-level="2">EEPROM</text:h>
      <text:h text:style-name="Heading_20_3" text:outline-level="3"><text:span text:style-name="T34">S</text:span>aved Program <text:span text:style-name="T34">Format</text:span></text:h>
      <text:p text:style-name="P2">In the following, [nn] indicates the number of bytes. <text:span text:style-name="T29">NB: see the doxygen documentation for definitive #defines.</text:span></text:p>
      <text:p text:style-name="P5">EEPROM Header <text:span text:style-name="T33">(starts at EEPROM address = 0)</text:span>:</text:p>
      <text:list xml:id="list3272187191143802116" text:style-name="L1">
        <text:list-item>
          <text:p text:style-name="P46">Number of leds [1] <text:span text:style-name="T2">=&gt; indicates program size</text:span></text:p>
        </text:list-item>
        <text:list-item>
          <text:p text:style-name="P51"><text:span text:style-name="T2">N</text:span>umber of programs available [1]</text:p>
        </text:list-item>
        <text:list-item>
          <text:p text:style-name="P52">{unused} <text:s/>[<text:span text:style-name="T31">6</text:span>]</text:p>
        </text:list-item>
      </text:list>
      <text:p text:style-name="P60">NB: the number of LEDS stored at address=0 MUST match the number of LEDS in source code (#define NUM_LEDS). Otherwise, on boot the EEPROM is over-written at addresses 0 and 1 with NUM_LEDS and 0 respectively.</text:p>
      <text:p text:style-name="P5">Following the header, 1..* programs consisting of nnn Bytes (nnn depends on number of LEDs) arranged in blocks:</text:p>
      <text:list xml:id="list1590291645704989952" text:style-name="L2">
        <text:list-item>
          <text:p text:style-name="P47">LFO setting [4]</text:p>
        </text:list-item>
        <text:list-item>
          <text:p text:style-name="P47">Trigger gate mask [4]</text:p>
        </text:list-item>
        <text:list-item>
          <text:p text:style-name="P47">LED shape (repeated for each LED) [4 per LED]</text:p>
        </text:list-item>
        <text:list-item>
          <text:p text:style-name="P48">LED patch definition (repeated for each LED) [4 per LED]</text:p>
        </text:list-item>
      </text:list>
      <text:p text:style-name="P4">=&gt; for 9 LEDS need 8<text:span text:style-name="T2">0</text:span> bytes (2<text:span text:style-name="T2">5</text:span> programs in 2k EEPROM), or for 3 LEDS need 3<text:span text:style-name="T2">2</text:span> bytes (6<text:span text:style-name="T2">3</text:span> programs in 2k EEPROM)</text:p>
      <text:p text:style-name="P3"/>
      <text:p text:style-name="P2">LFO setting:</text:p>
      <text:list xml:id="list696601561223043980" text:style-name="L3">
        <text:list-item>
          <text:p text:style-name="P49">Rate [1]</text:p>
        </text:list-item>
        <text:list-item>
          <text:p text:style-name="P49">{not used} [3]</text:p>
        </text:list-item>
      </text:list>
      <text:p text:style-name="P2">Trigger/gate mask:</text:p>
      <text:list xml:id="list2608669970110451290" text:style-name="L4">
        <text:list-item>
          <text:p text:style-name="P50">Rate [1] – <text:span text:style-name="T41">a value of 0x80 gives a rate of about 1 change per second.</text:span></text:p>
        </text:list-item>
        <text:list-item>
          <text:p text:style-name="P50">Pattern [1] – see #define TGM_*</text:p>
        </text:list-item>
        <text:list-item>
          <text:p text:style-name="P50">{not used} [2]</text:p>
        </text:list-item>
      </text:list>
      <text:p text:style-name="P2">LED Shape:</text:p>
      <text:list xml:id="list6937328849173728340" text:style-name="L5">
        <text:list-item>
          <text:p text:style-name="P53"><text:span text:style-name="T1">Shape [1] – see #define</text:span> SBC_WAVESHAPE_*</text:p>
        </text:list-item>
        <text:list-item>
          <text:p text:style-name="P55"><text:span text:style-name="T30">{</text:span>not used}</text:p>
        </text:list-item>
        <text:list-item>
          <text:p text:style-name="P54"><text:span text:style-name="T1">Phase [2] – byte order H,L (120 deg=0x2AA, 240 deg=0x554)</text:span></text:p>
        </text:list-item>
      </text:list>
      <text:p text:style-name="P2">LED Patch</text:p>
      <text:list xml:id="list2922457173169600037" text:style-name="L6">
        <text:list-item>
          <text:p text:style-name="P57">Rate control source [1] – see #define SRC_*</text:p>
        </text:list-item>
        <text:list-item>
          <text:p text:style-name="P57">Rate factor [1]</text:p>
        </text:list-item>
        <text:list-item>
          <text:p text:style-name="P57">Brightness max (scale) source [1] – see #define SRC_*</text:p>
        </text:list-item>
        <text:list-item>
          <text:p text:style-name="P56"><text:span text:style-name="T35">Trigger/gate source [1] – see #define SRC_*</text:span></text:p>
        </text:list-item>
      </text:list>
      <text:h text:style-name="P45" text:outline-level="3"><text:soft-page-break/><text:span text:style-name="T34">Program Byte Values</text:span></text:h>
      <text:p text:style-name="P62">T/G Mask</text:p>
      <text:p text:style-name="P30"><text:span text:style-name="T4">#define</text:span><text:span text:style-name="T7"> </text:span><text:span text:style-name="T17">TGM_DISABLED</text:span><text:span text:style-name="T7"> </text:span><text:span text:style-name="T17">0</text:span><text:span text:style-name="T7"> </text:span><text:span text:style-name="T27">//no not use trigger gate mask (this is not strictly necessary since, TGM only has effect if relevant elements in srcVals are patched to a LED controller</text:span></text:p>
      <text:p text:style-name="P28"><text:span text:style-name="T4">#define</text:span><text:span text:style-name="T7"> </text:span><text:span text:style-name="T17">TGM_SINGLE</text:span><text:span text:style-name="T7"> </text:span><text:span text:style-name="T17">1</text:span><text:span text:style-name="T7"> </text:span><text:span text:style-name="T27">//single bit on</text:span></text:p>
      <text:p text:style-name="P28"><text:span text:style-name="T4">#define</text:span><text:span text:style-name="T7"> </text:span><text:span text:style-name="T17">TGM_GROW</text:span><text:span text:style-name="T7"> </text:span><text:span text:style-name="T17">2</text:span><text:span text:style-name="T7"> </text:span><text:span text:style-name="T27">//bits progressively turn on to MSB then turn off from MSB</text:span></text:p>
      <text:p text:style-name="P28"><text:span text:style-name="T4">#define</text:span><text:span text:style-name="T7"> </text:span><text:span text:style-name="T17">TGM_PASS</text:span><text:span text:style-name="T7"> </text:span><text:span text:style-name="T17">3</text:span><text:span text:style-name="T7"> </text:span><text:span text:style-name="T27">//bits progressively turn on to MSB then turn off from LSB</text:span></text:p>
      <text:p text:style-name="P28"><text:span text:style-name="T4">#define</text:span><text:span text:style-name="T7"> </text:span><text:span text:style-name="T17">TGM_DOUBLE</text:span><text:span text:style-name="T7"> </text:span><text:span text:style-name="T17">4</text:span><text:span text:style-name="T27">// like SINGLE 2 bits on</text:span></text:p>
      <text:p text:style-name="P29"><text:span text:style-name="T4">#define</text:span><text:span text:style-name="T7"> </text:span><text:span text:style-name="T17">TGM_TRIPLIFY</text:span><text:span text:style-name="T7"> </text:span><text:span text:style-name="T17">128</text:span><text:span text:style-name="T7"> </text:span><text:span text:style-name="T27">//add this to treat the change pattern as an RGB pattern and replicate across all RGB triples</text:span></text:p>
      <text:p text:style-name="P29"><text:span text:style-name="T27"/></text:p>
      <text:p text:style-name="P62">Shape</text:p>
      <text:p text:style-name="P28"><text:span text:style-name="T4">#define</text:span><text:span text:style-name="T7"> </text:span><text:span text:style-name="T17">SBC_WAVESHAPE_OFF</text:span><text:span text:style-name="T7"> </text:span><text:span text:style-name="T17">0</text:span><text:span text:style-name="T7"> </text:span><text:span text:style-name="T27">//!&lt; The LED is always off, for the whole period</text:span></text:p>
      <text:p text:style-name="P28"><text:span text:style-name="T4">#define</text:span><text:span text:style-name="T7"> </text:span><text:span text:style-name="T17">SBC_WAVESHAPE_SAW</text:span><text:span text:style-name="T7"> </text:span><text:span text:style-name="T17">1</text:span><text:span text:style-name="T7"> </text:span><text:span text:style-name="T27">//!&lt; Ramping up saw tooth</text:span></text:p>
      <text:p text:style-name="P28"><text:span text:style-name="T4">#define</text:span><text:span text:style-name="T7"> </text:span><text:span text:style-name="T17">SBC_WAVESHAPE_TRI</text:span><text:span text:style-name="T7"> </text:span><text:span text:style-name="T17">2</text:span><text:span text:style-name="T7"> </text:span><text:span text:style-name="T27">//!&lt; Triangle</text:span></text:p>
      <text:p text:style-name="P28"><text:span text:style-name="T4">#define</text:span><text:span text:style-name="T7"> </text:span><text:span text:style-name="T17">SBC_WAVESHAPE_SQU</text:span><text:span text:style-name="T7"> </text:span><text:span text:style-name="T17">3</text:span><text:span text:style-name="T7"> </text:span><text:span text:style-name="T27">//!&lt; Square 50/50 mark/space</text:span></text:p>
      <text:p text:style-name="P28"><text:span text:style-name="T4">#define</text:span><text:span text:style-name="T7"> </text:span><text:span text:style-name="T17">SBC_WAVESHAPE_PULSE</text:span><text:span text:style-name="T7"> </text:span><text:span text:style-name="T17">4</text:span><text:span text:style-name="T7"> </text:span><text:span text:style-name="T27">//!&lt; 20/80 mark space pulse wave</text:span></text:p>
      <text:p text:style-name="P28"><text:span text:style-name="T4">#define</text:span><text:span text:style-name="T7"> </text:span><text:span text:style-name="T17">SBC_WAVESHAPE_SPIKE</text:span><text:span text:style-name="T7"> </text:span><text:span text:style-name="T17">5</text:span><text:span text:style-name="T7"> </text:span><text:span text:style-name="T27">//!&lt; Accelerating rise and fall (spikier than a triangle)</text:span></text:p>
      <text:p text:style-name="P28"><text:span text:style-name="T4">#define</text:span><text:span text:style-name="T7"> </text:span><text:span text:style-name="T17">SBC_WAVESHAPE_RND</text:span><text:span text:style-name="T7"> </text:span><text:span text:style-name="T17">5</text:span><text:span text:style-name="T7"> </text:span><text:span text:style-name="T27">//!&lt; Intensity changes randomly once per cycle</text:span></text:p>
      <text:p text:style-name="P28"><text:span text:style-name="T4">#define</text:span><text:span text:style-name="T7"> </text:span><text:span text:style-name="T17">SBC_WAVESHAPE_ON</text:span><text:span text:style-name="T7"> </text:span><text:span text:style-name="T17">7</text:span><text:span text:style-name="T7"> </text:span><text:span text:style-name="T27">//!&lt; The LED is always on, for the whole period</text:span></text:p>
      <text:p text:style-name="P16"/>
      <text:p text:style-name="P16">SBC_WSMOD_*</text:p>
      <text:p text:style-name="P16">Various ways of modifying the waveform shape as set by SBC_WAVESHAPE_* - add to it to create bit-mask to pass to setPattern() </text:p>
      <text:p text:style-name="P28"><text:span text:style-name="T4">#define</text:span><text:span text:style-name="T7"> </text:span><text:span text:style-name="T17">SBC_WSMOD_INVERT</text:span><text:span text:style-name="T7"> </text:span><text:span text:style-name="T17">8</text:span><text:span text:style-name="T7"> </text:span><text:span text:style-name="T27">//!&lt; The output is flipped.</text:span></text:p>
      <text:p text:style-name="P28"><text:span text:style-name="T4">#define</text:span><text:span text:style-name="T7"> </text:span><text:span text:style-name="T17">SBC_WSMOD_MISS1</text:span><text:span text:style-name="T7"> </text:span><text:span text:style-name="T17">16</text:span><text:span text:style-name="T7"> </text:span><text:span text:style-name="T27">//!&lt; after one cycle of the wave shape (determined by the internal counter), <text:s/>spend one cycle waiting</text:span></text:p>
      <text:p text:style-name="P28"><text:span text:style-name="T4">#define</text:span><text:span text:style-name="T7"> </text:span><text:span text:style-name="T17">SBC_WSMOD_MISS2</text:span><text:span text:style-name="T7"> </text:span><text:span text:style-name="T17">32</text:span><text:span text:style-name="T7"> </text:span><text:span text:style-name="T27">//!&lt; after one cycle of the wave shape (determined by the internal counter), <text:s/>spend two cycles waiting</text:span></text:p>
      <text:p text:style-name="P16"/>
      <text:p text:style-name="P16">SBC_TG_*</text:p>
      <text:p text:style-name="P16">Control trigger/gate behaviour - add to SBC_WAVESHAPE_* to create bit-mask to pass to setPattern(). SBC_TG_1SHOT takes priority</text:p>
      <text:p text:style-name="P28"><text:span text:style-name="T4">#define</text:span><text:span text:style-name="T7"> </text:span><text:span text:style-name="T17">SBC_TG_GATECHANGE</text:span><text:span text:style-name="T7"> </text:span><text:span text:style-name="T17">0</text:span><text:span text:style-name="T7"> </text:span><text:span text:style-name="T27">//!&lt; This is default behaviour; the trigger/gate input will determine whether the LED brightness will change. (if no gate input, it remains fixed at the last value)</text:span></text:p>
      <text:p text:style-name="P28"><text:span text:style-name="T4">#define</text:span><text:span text:style-name="T7"> </text:span><text:span text:style-name="T17">SBC_TG_GATEOUT</text:span><text:span text:style-name="T7"> </text:span><text:span text:style-name="T17">64</text:span><text:span text:style-name="T7"> </text:span><text:span text:style-name="T27">//!&lt; The Trigger/gate input over-rides the output. If below threshold then the LED will be off, otherwise as controlled by the waveshape/rate/etc. </text:span></text:p>
      <text:p text:style-name="P28"><text:span text:style-name="T5">#define</text:span><text:span text:style-name="T15"> </text:span><text:span text:style-name="T26">SBC_TG_1SHOT</text:span><text:span text:style-name="T15"> </text:span><text:span text:style-name="T26">128</text:span><text:span text:style-name="T15"> </text:span><text:span text:style-name="T28">//!&lt; The output will stay off (or on, if SBC_INVERT) until the trigger intput &gt;=512. Phase is irrelevant in this mode.</text:span></text:p>
      <text:p text:style-name="P28"><text:span text:style-name="T28"/></text:p>
      <text:p text:style-name="P62">Patch</text:p>
      <text:p text:style-name="P16"><text:span text:style-name="T3">#define</text:span><text:span text:style-name="T6"> </text:span><text:span text:style-name="T16">SRC_OFF</text:span><text:span text:style-name="T6"> </text:span><text:span text:style-name="T16">0</text:span><text:span text:style-name="T6"> </text:span>//permanently OFF, i.e. value = 0</text:p>
      <text:p text:style-name="P28"><text:span text:style-name="T4">#define</text:span><text:span text:style-name="T7"> </text:span><text:span text:style-name="T17">SRC_ON</text:span><text:span text:style-name="T7"> </text:span><text:span text:style-name="T17">1</text:span><text:span text:style-name="T7"> </text:span><text:span text:style-name="T27">//always ON, i.e. value =1023</text:span></text:p>
      <text:p text:style-name="P28"><text:span text:style-name="T4">#define</text:span><text:span text:style-name="T7"> </text:span><text:span text:style-name="T17">SRC_HALF</text:span><text:span text:style-name="T7"> </text:span><text:span text:style-name="T17">2</text:span><text:span text:style-name="T7"> </text:span><text:span text:style-name="T27">//always value = 512</text:span></text:p>
      <text:p text:style-name="P28"><text:span text:style-name="T4">#define</text:span><text:span text:style-name="T7"> </text:span><text:span text:style-name="T17">SRC_AUDIO</text:span><text:span text:style-name="T7"> </text:span><text:span text:style-name="T17">3</text:span><text:span text:style-name="T7"> </text:span><text:span text:style-name="T27">//audio level (ADC0)</text:span></text:p>
      <text:p text:style-name="P28"><text:span text:style-name="T4">#define</text:span><text:span text:style-name="T7"> </text:span><text:span text:style-name="T17">SRC_LEV1</text:span><text:span text:style-name="T7"> </text:span><text:span text:style-name="T17">4</text:span><text:span text:style-name="T7"> </text:span><text:span text:style-name="T27">//VR1 (ADC1)</text:span></text:p>
      <text:p text:style-name="P28"><text:span text:style-name="T4">#define</text:span><text:span text:style-name="T7"> </text:span><text:span text:style-name="T17">SRC_LEV2</text:span><text:span text:style-name="T7"> </text:span><text:span text:style-name="T17">5</text:span><text:span text:style-name="T7"> </text:span><text:span text:style-name="T27">//VR2 or thermister (ADC2)</text:span></text:p>
      <text:p text:style-name="P28"><text:span text:style-name="T4">#define</text:span><text:span text:style-name="T7"> </text:span><text:span text:style-name="T17">SRC_LEV3</text:span><text:span text:style-name="T7"> </text:span><text:span text:style-name="T17">6</text:span><text:span text:style-name="T7"> </text:span><text:span text:style-name="T27">//VR3 or LDR (ADC3)</text:span></text:p>
      <text:p text:style-name="P28"><text:span text:style-name="T4">#define</text:span><text:span text:style-name="T7"> </text:span><text:span text:style-name="T17">SRC_SW1</text:span><text:span text:style-name="T7"> </text:span><text:span text:style-name="T17">7</text:span><text:span text:style-name="T7"> </text:span><text:span text:style-name="T27">//switch 1 | IR controlled boolean #1</text:span></text:p>
      <text:p text:style-name="P28"><text:span text:style-name="T4">#define</text:span><text:span text:style-name="T7"> </text:span><text:span text:style-name="T17">SRC_SW2</text:span><text:span text:style-name="T7"> </text:span><text:span text:style-name="T17">8</text:span><text:span text:style-name="T7"> </text:span><text:span text:style-name="T27">//switch 2 | IR controlled boolean #2</text:span></text:p>
      <text:p text:style-name="P28"><text:span text:style-name="T4">#define</text:span><text:span text:style-name="T7"> </text:span><text:span text:style-name="T17">SRC_SW3</text:span><text:span text:style-name="T7"> </text:span><text:span text:style-name="T17">9</text:span><text:span text:style-name="T7"> </text:span><text:span text:style-name="T27">//switch 3 | IR controlled boolean #3</text:span></text:p>
      <text:p text:style-name="P28"><text:span text:style-name="T4">#define</text:span><text:span text:style-name="T7"> </text:span><text:span text:style-name="T17">SRC_IR_INT1</text:span><text:span text:style-name="T7"> </text:span><text:span text:style-name="T17">0xA</text:span><text:span text:style-name="T7"> </text:span><text:span text:style-name="T27">//IR controlled integer value #1</text:span></text:p>
      <text:p text:style-name="P28"><text:span text:style-name="T4">#define</text:span><text:span text:style-name="T7"> </text:span><text:span text:style-name="T17">SRC_IR_INT2</text:span><text:span text:style-name="T7"> </text:span><text:span text:style-name="T17">0xB</text:span><text:span text:style-name="T7"> </text:span><text:span text:style-name="T27">//IR controlled integer value #2</text:span></text:p>
      <text:p text:style-name="P28"><text:span text:style-name="T4">#define</text:span><text:span text:style-name="T7"> </text:span><text:span text:style-name="T17">SRC_IR_INT3</text:span><text:span text:style-name="T7"> </text:span><text:span text:style-name="T17">0xC</text:span><text:span text:style-name="T7"> </text:span><text:span text:style-name="T27">//IR controlled integer value #3</text:span></text:p>
      <text:p text:style-name="P28"><text:span text:style-name="T4">#define</text:span><text:span text:style-name="T7"> </text:span><text:span text:style-name="T17">SRC_LFO</text:span><text:span text:style-name="T7"> </text:span><text:span text:style-name="T17">0xD</text:span><text:span text:style-name="T7"> </text:span><text:span text:style-name="T27">//Low Freq osc (triangle wave)</text:span></text:p>
      <text:p text:style-name="P28"><text:span text:style-name="T4">#define</text:span><text:span text:style-name="T7"> </text:span><text:span text:style-name="T17">SRC_RND_1S</text:span><text:span text:style-name="T7"> </text:span><text:span text:style-name="T17">0xE</text:span><text:span text:style-name="T7"> </text:span><text:span text:style-name="T27">//Random number in range 0-1023, changing every second</text:span></text:p>
      <text:p text:style-name="P28"><text:span text:style-name="T4">#define</text:span><text:span text:style-name="T7"> </text:span><text:span text:style-name="T17">SRC_RND_10S</text:span><text:span text:style-name="T7"> </text:span><text:span text:style-name="T17">0x</text:span><text:span text:style-name="T18">F</text:span><text:span text:style-name="T7"> </text:span><text:span text:style-name="T27">//Random number in range 0-1023, changing every 10 seconds</text:span></text:p>
      <text:p text:style-name="P28"><text:span text:style-name="T4">#define</text:span><text:span text:style-name="T7"> </text:span><text:span text:style-name="T17">SRC_TG_MASK_BASE</text:span><text:span text:style-name="T7"> </text:span><text:span text:style-name="T17">0x10</text:span><text:span text:style-name="T7"> </text:span><text:span text:style-name="T27">//srcVals index at which the trigger/gate mask values reside (there are NUM_LEDS of them).</text:span></text:p>
      <text:p text:style-name="P17">//NB TG_MASK is, in principle, available for rate and scale patches, but is NOT intended for use that way</text:p>
      <text:h text:style-name="P42" text:outline-level="3"><text:soft-page-break/>Unit Tests</text:h>
      <text:p text:style-name="P61"><text:span text:style-name="T32">N</text:span>B: all unit tests have 3 LEDs defined in the header block, so require #define NUM_LEDS 3</text:p>
      <text:p text:style-name="P13">Bank 1, waveform tests. </text:p>
      <text:list xml:id="list2108614378031763092" text:style-name="L7">
        <text:list-item>
          <text:p text:style-name="P19"><text:span text:style-name="T10">[addr 0x0</text:span><text:span text:style-name="T11">0</text:span><text:span text:style-name="T10">08] </text:span><text:span text:style-name="T8">One LED </text:span><text:span text:style-name="T19">SBC_WAVESHAPE_ON,<text:line-break/>scale from VR2</text:span></text:p>
        </text:list-item>
        <text:list-item>
          <text:p text:style-name="P18"><text:span text:style-name="T10">[addr 0x0</text:span><text:span text:style-name="T11">0</text:span><text:span text:style-name="T10">28] </text:span><text:span text:style-name="T8">One LED</text:span><text:span text:style-name="T7"> </text:span><text:span text:style-name="T17">SBC_WAVESHAPE_SAW,<text:line-break/></text:span><text:span text:style-name="T19">rate from VR1, scale from VR2, </text:span><text:span text:style-name="T20">change </text:span><text:span text:style-name="T19">gate from VR3</text:span></text:p>
        </text:list-item>
        <text:list-item>
          <text:p text:style-name="P18"><text:span text:style-name="T10">[addr 0x0</text:span><text:span text:style-name="T11">0</text:span><text:span text:style-name="T10">48] </text:span><text:span text:style-name="T8">One LED</text:span><text:span text:style-name="T7"> </text:span><text:span text:style-name="T17">SBC_WAVESHAPE_TRI, <text:line-break/></text:span><text:span text:style-name="T19">rate from VR1, scale from VR2, </text:span><text:span text:style-name="T20">change </text:span><text:span text:style-name="T19">gate from VR3</text:span></text:p>
        </text:list-item>
        <text:list-item>
          <text:p text:style-name="P18"><text:span text:style-name="T10">[addr 0x0</text:span><text:span text:style-name="T11">0</text:span><text:span text:style-name="T10">68] </text:span><text:span text:style-name="T8">One LED</text:span><text:span text:style-name="T7"> </text:span><text:span text:style-name="T17">SBC_WAVESHAPE_SQU, <text:line-break/></text:span><text:span text:style-name="T19">rate from VR1, scale from VR2, </text:span><text:span text:style-name="T20">change </text:span><text:span text:style-name="T19">gate from VR3</text:span></text:p>
        </text:list-item>
        <text:list-item>
          <text:p text:style-name="P18"><text:span text:style-name="T10">[addr 0x0</text:span><text:span text:style-name="T11">0</text:span><text:span text:style-name="T10">88] </text:span><text:span text:style-name="T8">One LED</text:span><text:span text:style-name="T7"> </text:span><text:span text:style-name="T17">SBC_WAVESHAPE_PULSE, <text:line-break/></text:span><text:span text:style-name="T19">rate from VR1, scale from VR2, </text:span><text:span text:style-name="T20">change </text:span><text:span text:style-name="T19">gate from VR3</text:span></text:p>
        </text:list-item>
        <text:list-item>
          <text:p text:style-name="P18"><text:span text:style-name="T10">[addr 0x0</text:span><text:span text:style-name="T11">0</text:span><text:span text:style-name="T10">A8] </text:span><text:span text:style-name="T8">One LED</text:span><text:span text:style-name="T7"> </text:span><text:span text:style-name="T17">SBC_WAVESHAPE_SPIKE, <text:line-break/></text:span><text:span text:style-name="T19">rate from VR1, scale from VR2, </text:span><text:span text:style-name="T20">change </text:span><text:span text:style-name="T19">gate from VR3</text:span></text:p>
        </text:list-item>
        <text:list-item>
          <text:p text:style-name="P18"><text:span text:style-name="T10">[addr 0x0</text:span><text:span text:style-name="T11">0</text:span><text:span text:style-name="T10">C8] </text:span><text:span text:style-name="T8">One LED</text:span><text:span text:style-name="T7"> </text:span><text:span text:style-name="T17">SBC_WAVESHAPE_RND,<text:line-break/></text:span><text:span text:style-name="T19">rate from VR1, scale from VR2, </text:span><text:span text:style-name="T20">change </text:span><text:span text:style-name="T19">gate from VR3</text:span></text:p>
        </text:list-item>
        <text:list-item>
          <text:p text:style-name="P22"><text:span text:style-name="T10">[addr 0x0</text:span><text:span text:style-name="T11">0</text:span><text:span text:style-name="T10">E8] </text:span><text:span text:style-name="T4">All LEDS</text:span><text:span text:style-name="T10"> </text:span><text:span text:style-name="T22">SBC_WAVESHAPE_OFF</text:span></text:p>
        </text:list-item>
        <text:list-item>
          <text:p text:style-name="P20"><text:span text:style-name="T10">[addr 0x0108] </text:span><text:span text:style-name="T7">One LED </text:span><text:span text:style-name="T17">SBC_WAVESHAPE_SAW, </text:span><text:span text:style-name="T20">INVERTED,<text:line-break/></text:span><text:span text:style-name="T21">(VR sources as #2)</text:span></text:p>
        </text:list-item>
        <text:list-item>
          <text:p text:style-name="P21"><text:span text:style-name="T10">[addr 0x0128] </text:span><text:span text:style-name="T7">One LED</text:span><text:span text:style-name="T9"> </text:span><text:span text:style-name="T20">SBC_WAVESHAPE_SAW, MISS 1, <text:line-break/></text:span><text:span text:style-name="T21">(VR sources as #2)</text:span></text:p>
        </text:list-item>
        <text:list-item>
          <text:p text:style-name="P21"><text:span text:style-name="T10">[addr 0x0148] </text:span><text:span text:style-name="T7">One LED</text:span><text:span text:style-name="T9"> </text:span><text:span text:style-name="T20">SBC_WAVESHAPE_SAW, MISS 2, <text:line-break/></text:span><text:span text:style-name="T21">(VR sources as #2)</text:span></text:p>
        </text:list-item>
        <text:list-item>
          <text:p text:style-name="P21"><text:span text:style-name="T10">[addr 0x0168] </text:span><text:span text:style-name="T7">One LED</text:span><text:span text:style-name="T9"> </text:span><text:span text:style-name="T20">SBC_WAVESHAPE_SAW, MISS 3, <text:line-break/></text:span><text:span text:style-name="T21">(VR sources as #2)</text:span></text:p>
        </text:list-item>
        <text:list-item>
          <text:p text:style-name="P21"><text:span text:style-name="T10">[addr 0x0188] </text:span><text:span text:style-name="T9">One LED </text:span><text:span text:style-name="T20">SBC_WAVESHAPE_SAW, </text:span><text:span text:style-name="T22">GATEOUT<text:line-break/></text:span><text:span text:style-name="T20">out gate from button 1, </text:span><text:span text:style-name="T21">(VR sources for rate and scale)</text:span><text:span text:style-name="T20"> </text:span></text:p>
        </text:list-item>
        <text:list-item>
          <text:p text:style-name="P21"><text:span text:style-name="T10">[addr 0x01A8] </text:span><text:span text:style-name="T9">One LED </text:span><text:span text:style-name="T20">SBC_WAVESHAPE_SAW, </text:span><text:span text:style-name="T22">1SHOT<text:line-break/></text:span><text:span text:style-name="T20">one shot trigg from button 1, </text:span><text:span text:style-name="T21">(VR sources as #13)</text:span></text:p>
        </text:list-item>
        <text:list-item>
          <text:p text:style-name="P21"><text:span text:style-name="T10">[addr 0x01C8] </text:span><text:span text:style-name="T9">One LED </text:span><text:span text:style-name="T20">SBC_WAVESHAPE_SAW, </text:span><text:span text:style-name="T22">1SHOT<text:line-break/></text:span><text:span text:style-name="T20">one shot trigg from button 1, MISS 2, </text:span><text:span text:style-name="T21">(VR sources as #13)</text:span></text:p>
        </text:list-item>
        <text:list-item>
          <text:p text:style-name="P24"><text:span text:style-name="T10">[addr 0x01E8] </text:span><text:span text:style-name="T12">One LED, TRI, 180 degree phase shifted.</text:span></text:p>
        </text:list-item>
        <text:list-item>
          <text:p text:style-name="P23"><text:span text:style-name="T10">[addr 0x0</text:span><text:span text:style-name="T12">20</text:span><text:span text:style-name="T10">8] </text:span><text:span text:style-name="T17">TRI waveform </text:span><text:span text:style-name="T21">R</text:span><text:span text:style-name="T17">GB, 120 degree phase separation,<text:line-break/>ALL </text:span><text:span text:style-name="T19">rate from VR1, </text:span><text:span text:style-name="T17">ALL scale from VR2</text:span></text:p>
        </text:list-item>
        <text:list-item>
          <text:p text:style-name="P24"><text:span text:style-name="T10">[addr 0x0</text:span><text:span text:style-name="T12">22</text:span><text:span text:style-name="T10">8] </text:span><text:span text:style-name="T12">SQU</text:span><text:span text:style-name="T17"> waveform </text:span><text:span text:style-name="T21">R</text:span><text:span text:style-name="T17">GB, 120 degree phase separation,<text:line-break/>ALL </text:span><text:span text:style-name="T19">rate from VR1, </text:span><text:span text:style-name="T17">ALL scale from VR2</text:span></text:p>
        </text:list-item>
      </text:list>
      <text:p text:style-name="P14"/>
      <text:p text:style-name="P14">Bank 2, patch sources and rate prescale:</text:p>
      <text:list xml:id="list3766833590176689970" text:style-name="L8">
        <text:list-item>
          <text:p text:style-name="P58">.</text:p>
        </text:list-item>
        <text:list-item>
          <text:p text:style-name="P58">incl LFO</text:p>
        </text:list-item>
      </text:list>
      <text:p text:style-name="P14"/>
      <text:p text:style-name="P14">Bank 3, trigger/gate mask</text:p>
      <text:list xml:id="list3711687882530696458" text:style-name="L9">
        <text:list-item>
          <text:p text:style-name="P25"><text:span text:style-name="T10">[addr 0x0</text:span><text:span text:style-name="T11">0</text:span><text:span text:style-name="T10">08] </text:span><text:span text:style-name="T13">Base is all</text:span><text:span text:style-name="T8"> LED</text:span><text:span text:style-name="T13">s</text:span><text:span text:style-name="T8"> </text:span><text:span text:style-name="T19">SBC_WAVESHAPE_ON, </text:span><text:span text:style-name="T23">GATEOUT, scale at HALF,<text:line-break/>mask pattern = SINGLE, </text:span><text:span text:style-name="T24">T/G rate=</text:span><text:span text:style-name="T25">0x</text:span><text:span text:style-name="T24">80</text:span></text:p>
        </text:list-item>
        <text:list-item>
          <text:p text:style-name="P26"><text:span text:style-name="T10">[addr 0x0</text:span><text:span text:style-name="T11">0</text:span><text:span text:style-name="T10">08] </text:span><text:span text:style-name="T14">As #1</text:span><text:span text:style-name="T23"><text:line-break/>mask pattern = SINGLE, </text:span><text:span text:style-name="T24">T/G rate=</text:span><text:span text:style-name="T25">0x</text:span><text:span text:style-name="T24">40</text:span></text:p>
        </text:list-item>
        <text:list-item>
          <text:p text:style-name="P26"><text:span text:style-name="T10">[addr 0x0</text:span><text:span text:style-name="T11">0</text:span><text:span text:style-name="T14">4</text:span><text:span text:style-name="T10">8] </text:span><text:span text:style-name="T24">As #2<text:line-break/></text:span><text:span text:style-name="T23">mask pattern = </text:span><text:span text:style-name="T24">GROW</text:span></text:p>
        </text:list-item>
        <text:list-item>
          <text:p text:style-name="P26"><text:span text:style-name="T10">[addr 0x0</text:span><text:span text:style-name="T11">0</text:span><text:span text:style-name="T14">6</text:span><text:span text:style-name="T10">8] </text:span><text:span text:style-name="T24">As #2<text:line-break/></text:span><text:span text:style-name="T23">mask pattern = </text:span><text:span text:style-name="T24">PASS</text:span></text:p>
        </text:list-item>
        <text:list-item>
          <text:p text:style-name="P26"><text:span text:style-name="T10">[addr 0x0</text:span><text:span text:style-name="T11">0</text:span><text:span text:style-name="T14">8</text:span><text:span text:style-name="T10">8] </text:span><text:span text:style-name="T24">As #2<text:line-break/></text:span><text:soft-page-break/><text:span text:style-name="T23">mask pattern = </text:span><text:span text:style-name="T24">DOUBLE</text:span></text:p>
        </text:list-item>
        <text:list-item>
          <text:p text:style-name="P26"><text:span text:style-name="T10">[addr 0x0</text:span><text:span text:style-name="T11">0</text:span><text:span text:style-name="T14">A</text:span><text:span text:style-name="T10">8] </text:span><text:span text:style-name="T13">Base is all</text:span><text:span text:style-name="T8"> LED</text:span><text:span text:style-name="T13">s</text:span><text:span text:style-name="T8"> </text:span><text:span text:style-name="T19">SBC_WAVESHAPE_</text:span><text:span text:style-name="T24">SPIKE</text:span><text:span text:style-name="T19">, </text:span><text:span text:style-name="T24">1SHOT</text:span><text:span text:style-name="T23">, </text:span><text:span text:style-name="T24">rate=VR1, </text:span><text:span text:style-name="T23">scale </text:span><text:span text:style-name="T24">= VR2</text:span><text:span text:style-name="T23">,<text:line-break/>mask pattern = SINGLE, </text:span><text:span text:style-name="T24">T/G rate=</text:span><text:span text:style-name="T25">0x</text:span><text:span text:style-name="T24">40</text:span></text:p>
        </text:list-item>
        <text:list-item>
          <text:p text:style-name="P31"><text:span text:style-name="T24">#</text:span><text:span text:style-name="T17">### to do: TRIPLIFY – requires &gt;3 LEDs</text:span></text:p>
        </text:list-item>
      </text:list>
      <text:list xml:id="list224300148151813" text:continue-list="list2108614378031763092" text:style-name="L7">
        <text:list-header>
          <text:p text:style-name="P27"/>
        </text:list-header>
      </text:list>
      <text:h text:style-name="P43" text:outline-level="3">Direct EEPROM Load of Programs</text:h>
      <text:p text:style-name="P6">Use e.g. Tiny Hexer (mrikes.de). Hint set editor options to be 4 bytes wide to match most of the blocks (above).</text:p>
      <text:p text:style-name="P6">Export as Intel HEX. <text:s/>Address records are linear starting at 0x00000000.</text:p>
      <text:p text:style-name="P11">To get the plain hex text, export as Hex Text. Do not confuse with the Intel HEX format!</text:p>
      <text:p text:style-name="P7">Use avrdude to upload.</text:p>
      <text:p text:style-name="P8">C:\Program Files\Arduino\hardware\tools\avr\bin\avrdude.exe -C"C:\Program Files\Arduino\hardware\tools\avr\etc\avrdude.conf" -patmega328p -carduino -P\\.\COM5 -b115200 -Ueeprom:w:"$(ItemPath)":i</text:p>
      <text:p text:style-name="P9">[no good if current version of optiboot present – skips EEPROM upload!]</text:p>
      <text:p text:style-name="P9">Use ISP!</text:p>
      <text:p text:style-name="P10">Note that opening a previously exported Intel HEX format .hex file in Tiny Hexer without importing does not give the “right answer”. i.e. to edit, use import, then change, then export.</text:p>
      <text:p text:style-name="P10"/>
      <text:p text:style-name="P10">Plain Hex for simple prog with 3 leds, all with sawtooth, connexted to VR1-VR3</text:p>
      <text:p text:style-name="P15">03 00 00 00 //3 leds</text:p>
      <text:p text:style-name="P15">00 00 00 00 </text:p>
      <text:p text:style-name="P15">80 00 00 00 //LFO</text:p>
      <text:p text:style-name="P15">01 00 00 00 //TG Mask</text:p>
      <text:p text:style-name="P15">01 00 00 00 //LED Pattern1 – saw, phase=0</text:p>
      <text:p text:style-name="P15">01 00 02 AA //LED Pattern2 – saw, phase=120</text:p>
      <text:p text:style-name="P15">01 00 05 54 //LED Pattern3 – saw, phase=240</text:p>
      <text:p text:style-name="P15">0<text:span text:style-name="T32">4</text:span> 00 01 01 //LED Patch1 – rate from VR1, scale and TG at SRC_ON</text:p>
      <text:p text:style-name="P15">0<text:span text:style-name="T32">5</text:span> 00 01 01 //LED Patch2 – rate from VR2, scale and TG at SRC_ON</text:p>
      <text:p text:style-name="P15">0<text:span text:style-name="T32">6</text:span> 00 01 01 //LED Patch3 – rate from VR3, scale and TG at SRC_ON</text:p>
      <text:p text:style-name="P15"/>
      <text:p text:style-name="P15"/>
      <text:p text:style-name="P15"/>
      <text:h text:style-name="P33" text:outline-level="1">IR Keypad</text:h>
      <text:h text:style-name="P37" text:outline-level="2">Run mode</text:h>
      <text:h text:style-name="P44" text:outline-level="3">Loading Programs From EEPROM</text:h>
      <text:p text:style-name="P64">Method 1 – direct entry of program</text:p>
      <text:p text:style-name="P12">Press PROG (“EQ”) then one or two numbers then OK (“200+”).</text:p>
      <text:p text:style-name="P12">If a non-number button is pressed, it is ignored.</text:p>
      <text:p text:style-name="P12">If more than two numb<text:span text:style-name="T36">ers are</text:span> pressed then only the last two are used.</text:p>
      <text:p text:style-name="P12">Program numbers start at 1. If no numbers pressed or only 0 is pressed then no program will be loaded on OK. Also no program loaded if the program number is out of range (would not fit in 2k EEPROM).</text:p>
      <text:p text:style-name="P66">Press CANCEL (“100+”) to abort.</text:p>
      <text:p text:style-name="P64"><text:soft-page-break/>Method 2 – load next/previous program</text:p>
      <text:p text:style-name="P63"><text:span text:style-name="T37">Press PROG (“EQ”) then </text:span><text:span text:style-name="T38">either PLUS or </text:span><text:span text:style-name="T39">MINUS (“VOL+” </text:span><text:span text:style-name="T38">or “VOL-”). </text:span><text:span text:style-name="T39">The program loads immediately. </text:span><text:span text:style-name="T40">PROG must be pressed before each use of PLUS or MINU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7T18:32:47.349000000</meta:creation-date>
    <dc:date>2014-12-23T22:43:00.037000000</dc:date>
    <meta:editing-duration>PT9H30M20S</meta:editing-duration>
    <meta:editing-cycles>23</meta:editing-cycles>
    <meta:generator>LibreOffice/4.1.0.4$Windows_x86 LibreOffice_project/89ea49ddacd9aa532507cbf852f2bb22b1ace28</meta:generator>
    <meta:print-date>2014-12-23T16:55:16.668000000</meta:print-date>
    <meta:document-statistic meta:table-count="0" meta:image-count="0" meta:object-count="0" meta:page-count="6" meta:paragraph-count="148" meta:word-count="1539" meta:character-count="9007" meta:non-whitespace-character-count="7629"/>
  </office:meta>
</office:document-meta>
</file>